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58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1.9cm" svg:y="4.91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0.4cm" svg:height="0.4cm" svg:x="2cm" svg:y="5.8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cm" svg:height="0.4cm" svg:x="2.8cm" svg:y="5.8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4cm" svg:height="0.4cm" svg:x="2.4cm" svg:y="5.0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1cm" svg:y="4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0.4cm" svg:height="0.4cm" svg:x="6.2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cm" svg:height="0.4cm" svg:x="7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4cm" svg:height="0.4cm" svg:x="6.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3cm" svg:y="7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0.4cm" svg:height="0.4cm" svg:x="4.4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cm" svg:height="0.4cm" svg:x="5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cm" svg:height="0.4cm" svg:x="4.8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63cm" svg:height="0.581cm" svg:x="1.137cm" svg:y="8.8cm">
          <draw:text-box>
            <text:p><text:span text:style-name="T1">NC</text:span></text:p>
          </draw:text-box>
        </draw:frame>
        <draw:frame draw:style-name="gr3" draw:text-style-name="P2" draw:layer="layout" svg:width="1.1cm" svg:height="0.581cm" svg:x="5.377cm" svg:y="5.8cm">
          <draw:text-box>
            <text:p><text:span text:style-name="T1">NC</text:span></text:p>
          </draw:text-box>
        </draw:frame>
        <draw:frame draw:style-name="gr3" draw:text-style-name="P2" draw:layer="layout" svg:width="1.1cm" svg:height="0.581cm" svg:x="1.2cm" svg:y="5.819cm">
          <draw:text-box>
            <text:p><text:span text:style-name="T1">NC</text:span></text:p>
          </draw:text-box>
        </draw:frame>
        <draw:frame draw:style-name="gr3" draw:text-style-name="P2" draw:layer="layout" svg:width="1cm" svg:height="0.581cm" svg:x="3.6cm" svg:y="8.119cm">
          <draw:text-box>
            <text:p><text:span text:style-name="T1">NC</text:span></text:p>
          </draw:text-box>
        </draw:frame>
        <draw:frame draw:style-name="gr4" draw:layer="layout" svg:width="0.662cm" svg:height="0.759cm" svg:x="1.263cm" svg:y="8.3cm">
          <draw:text-box>
            <text:p><text:span text:style-name="T2">1</text:span></text:p>
          </draw:text-box>
        </draw:frame>
        <draw:frame draw:style-name="gr5" draw:layer="layout" svg:width="0.677cm" svg:height="0.806cm" svg:x="3.7cm" svg:y="7.5cm">
          <draw:text-box>
            <text:p><text:span text:style-name="T3">2</text:span></text:p>
          </draw:text-box>
        </draw:frame>
        <draw:frame draw:style-name="gr6" draw:layer="layout" svg:width="0.8cm" svg:height="0.824cm" svg:x="1.3cm" svg:y="5.276cm">
          <draw:text-box>
            <text:p><text:span text:style-name="T3">3</text:span></text:p>
          </draw:text-box>
        </draw:frame>
        <draw:frame draw:style-name="gr5" draw:layer="layout" svg:width="0.777cm" svg:height="0.806cm" svg:x="5.5cm" svg:y="5.28cm">
          <draw:text-box>
            <text:p><text:span text:style-name="T3">4</text:span></text:p>
          </draw:text-box>
        </draw:frame>
        <draw:rect draw:style-name="gr7" draw:text-style-name="P1" draw:layer="layout" svg:width="2cm" svg:height="1.9cm" svg:x="6.8cm" svg:y="1.276cm">
          <text:p text:style-name="P1"><text:span text:style-name="T2">SDR </text:span></text:p>
          <text:p text:style-name="P1"><text:span text:style-name="T2">Play</text:span></text:p>
        </draw:rect>
        <draw:rect draw:style-name="gr8" draw:text-style-name="P1" draw:layer="layout" svg:width="2cm" svg:height="1.9cm" svg:x="1.558cm" svg:y="1.264cm">
          <text:p text:style-name="P1"><text:span text:style-name="T2">HPSDR</text:span></text:p>
        </draw:rect>
        <draw:rect draw:style-name="gr9" draw:text-style-name="P1" draw:layer="layout" svg:width="2cm" svg:height="1.9cm" svg:x="4.2cm" svg:y="1.276cm">
          <text:p text:style-name="P1"><text:span text:style-name="T2">IC7100</text:span></text:p>
        </draw:rect>
        <draw:frame draw:style-name="gr10" draw:layer="layout" svg:width="1.2cm" svg:height="0.7cm" svg:x="5.2cm" svg:y="2.676cm">
          <draw:text-box>
            <text:p><text:span text:style-name="T4">V/U</text:span></text:p>
          </draw:text-box>
        </draw:frame>
        <draw:frame draw:style-name="gr11" draw:layer="layout" svg:width="1.421cm" svg:height="0.687cm" svg:x="4cm" svg:y="2.651cm">
          <draw:text-box>
            <text:p><text:span text:style-name="T4">HF/4</text:span></text:p>
          </draw:text-box>
        </draw:frame>
        <draw:frame draw:style-name="gr11" draw:layer="layout" svg:width="1.086cm" svg:height="0.687cm" svg:x="1.515cm" svg:y="2.655cm">
          <draw:text-box>
            <text:p><text:span text:style-name="T4">RX</text:span></text:p>
          </draw:text-box>
        </draw:frame>
        <draw:frame draw:style-name="gr12" draw:layer="layout" svg:width="1.658cm" svg:height="0.687cm" svg:x="2.142cm" svg:y="2.676cm">
          <draw:text-box>
            <text:p><text:span text:style-name="T4">TX/RX</text:span></text:p>
          </draw:text-box>
        </draw:frame>
        <draw:frame draw:style-name="gr11" draw:layer="layout" svg:width="1.776cm" svg:height="0.687cm" svg:x="6.924cm" svg:y="2.676cm">
          <draw:text-box>
            <text:p><text:span text:style-name="T4">HF/V/U</text:span></text:p>
          </draw:text-box>
        </draw:frame>
        <draw:custom-shape draw:style-name="gr13" draw:text-style-name="P1" xml:id="id20" draw:id="id20" draw:layer="layout" svg:width="0.8cm" svg:height="0.612cm" svg:x="5.3cm" svg:y="3.476cm">
          <text:p text:style-name="P1"><text:span text:style-name="T5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8" draw:id="id18" draw:layer="layout" svg:width="0.8cm" svg:height="0.612cm" svg:x="4.2cm" svg:y="3.488cm">
          <text:p text:style-name="P1"><text:span text:style-name="T5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5" draw:id="id5" draw:layer="layout" svg:width="0.8cm" svg:height="0.612cm" svg:x="2.8cm" svg:y="10.864cm">
          <text:p text:style-name="P1"><text:span text:style-name="T5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4" draw:id="id4" draw:layer="layout" svg:width="0.8cm" svg:height="0.612cm" svg:x="4.148cm" svg:y="10.862cm">
          <text:p text:style-name="P1"><text:span text:style-name="T5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8" draw:id="id8" draw:layer="layout" svg:width="0.8cm" svg:height="0.612cm" svg:x="5.548cm" svg:y="10.843cm">
          <text:p text:style-name="P1"><text:span text:style-name="T5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" draw:id="id2" draw:layer="layout" svg:width="0.8cm" svg:height="0.612cm" svg:x="1.491cm" svg:y="10.886cm">
          <text:p text:style-name="P1"><text:span text:style-name="T5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3" draw:id="id13" draw:layer="layout" svg:width="0.8cm" svg:height="0.612cm" svg:x="6.9cm" svg:y="10.864cm">
          <text:p text:style-name="P1"><text:span text:style-name="T5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5" draw:id="id15" draw:layer="layout" svg:width="0.8cm" svg:height="0.612cm" svg:x="8.3cm" svg:y="10.864cm">
          <text:p text:style-name="P1"><text:span text:style-name="T5">A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5cm" svg:height="3.7cm" svg:x="1.8cm" svg:y="9.7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1.5cm" svg:height="3.7cm" svg:x="4.3cm" svg:y="9.7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1.5cm" svg:height="3.7cm" svg:x="7.262cm" svg:y="9.683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layer="layout" svg:width="1.425cm" svg:height="0.662cm" svg:x="1.075cm" svg:y="13.138cm">
          <draw:text-box>
            <text:p><text:span text:style-name="T6">160m</text:span></text:p>
          </draw:text-box>
        </draw:frame>
        <draw:frame draw:style-name="gr10" draw:layer="layout" svg:width="1.222cm" svg:height="0.7cm" svg:x="3.803cm" svg:y="13.079cm">
          <draw:text-box>
            <text:p><text:span text:style-name="T6">80m</text:span></text:p>
          </draw:text-box>
        </draw:frame>
        <draw:frame draw:style-name="gr16" draw:layer="layout" svg:width="1.222cm" svg:height="0.762cm" svg:x="6.7cm" svg:y="13.142cm">
          <draw:text-box>
            <text:p><text:span text:style-name="T6">40m</text:span></text:p>
          </draw:text-box>
        </draw:frame>
        <draw:custom-shape draw:style-name="gr1" draw:text-style-name="P1" draw:layer="layout" svg:width="1.4cm" svg:height="1.4cm" svg:x="1.9cm" svg:y="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0.4cm" svg:height="0.4cm" svg:x="2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cm" svg:height="0.4cm" svg:x="2.8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cm" svg:height="0.4cm" svg:x="2.4cm" svg:y="8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svg:x1="2.2cm" svg:y1="9.3cm" svg:x2="1.891cm" svg:y2="10.886cm" draw:start-shape="id1" draw:start-glue-point="8" draw:end-shape="id2" draw:end-glue-point="0" svg:d="M2200 9300v793h-309v793">
          <text:p/>
        </draw:connector>
        <draw:connector draw:style-name="gr17" draw:text-style-name="P1" draw:layer="layout" svg:x1="3cm" svg:y1="9.3cm" svg:x2="4.548cm" svg:y2="10.862cm" draw:start-shape="id3" draw:start-glue-point="8" draw:end-shape="id4" draw:end-glue-point="0" svg:d="M3000 9300v781h1548v781">
          <text:p/>
        </draw:connector>
        <draw:connector draw:style-name="gr17" draw:text-style-name="P1" draw:layer="layout" svg:x1="3.2cm" svg:y1="10.864cm" svg:x2="4.6cm" svg:y2="8.6cm" draw:start-shape="id5" draw:start-glue-point="0" draw:end-shape="id6" draw:end-glue-point="8" svg:d="M3200 10864v-1132h1400v-1132">
          <text:p/>
        </draw:connector>
        <draw:connector draw:style-name="gr17" draw:text-style-name="P1" draw:layer="layout" svg:x1="5.4cm" svg:y1="8.6cm" svg:x2="5.948cm" svg:y2="10.843cm" draw:start-shape="id7" draw:start-glue-point="8" draw:end-shape="id8" draw:end-glue-point="0" svg:d="M5400 8600v1122h548v1121">
          <text:p/>
        </draw:connector>
        <draw:connector draw:style-name="gr17" draw:text-style-name="P1" draw:layer="layout" svg:x1="2.6cm" svg:y1="8.1cm" svg:x2="2.2cm" svg:y2="6.219cm" draw:start-shape="id9" draw:start-glue-point="4" draw:end-shape="id10" draw:end-glue-point="8" svg:d="M2600 8100v-940h-400v-941">
          <text:p/>
        </draw:connector>
        <draw:connector draw:style-name="gr17" draw:text-style-name="P1" draw:layer="layout" svg:x1="5cm" svg:y1="7.4cm" svg:x2="6.4cm" svg:y2="6.2cm" draw:start-shape="id11" draw:start-glue-point="4" draw:end-shape="id12" draw:end-glue-point="8" svg:d="M5000 7400v-600h1400v-600">
          <text:p/>
        </draw:connector>
        <draw:connector draw:style-name="gr17" draw:text-style-name="P1" draw:layer="layout" draw:line-skew="-1.542cm" svg:x1="7.3cm" svg:y1="10.864cm" svg:x2="3cm" svg:y2="6.219cm" draw:start-shape="id13" draw:end-shape="id14" draw:end-glue-point="8" svg:d="M7300 10864v-3864h-4300v-781">
          <text:p/>
        </draw:connector>
        <draw:connector draw:style-name="gr17" draw:text-style-name="P1" draw:layer="layout" draw:line-skew="-1.932cm" svg:x1="8.7cm" svg:y1="10.864cm" svg:x2="7.2cm" svg:y2="6.2cm" draw:start-shape="id15" draw:start-glue-point="0" draw:end-shape="id16" draw:end-glue-point="8" svg:d="M8700 10864v-4264h-1500v-400">
          <text:p/>
        </draw:connector>
        <draw:connector draw:style-name="gr17" draw:text-style-name="P1" draw:layer="layout" draw:line-skew="-0.018cm 0.701cm -0.102cm" svg:x1="2.6cm" svg:y1="5.019cm" svg:x2="4.6cm" svg:y2="4.1cm" draw:start-shape="id17" draw:start-glue-point="4" draw:end-shape="id18" draw:end-glue-point="2" svg:d="M2600 5019v-519h1601 399v-400">
          <text:p/>
        </draw:connector>
        <draw:connector draw:style-name="gr17" draw:text-style-name="P1" draw:layer="layout" draw:line-skew="0cm -0.701cm -1.401cm" svg:x1="6.8cm" svg:y1="5cm" svg:x2="5.7cm" svg:y2="4.088cm" draw:start-shape="id19" draw:start-glue-point="4" draw:end-shape="id20" draw:end-glue-point="2" svg:d="M6800 5000v-501 1h-1100v-412">
          <text:p/>
        </draw:connector>
        <draw:frame draw:style-name="gr18" draw:layer="layout" svg:width="0.68cm" svg:height="0.963cm" svg:x="8.82cm" svg:y="12.8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6-11-26T20:26:16.86</dc:date>
    <dc:creator>Bob Cowdery</dc:creator>
    <meta:editing-duration>PT4H29M50S</meta:editing-duration>
    <meta:editing-cycles>9</meta:editing-cycles>
    <meta:generator>OpenOffice/4.1.2$Win32 OpenOffice.org_project/412m3$Build-9782</meta:generator>
    <meta:document-statistic meta:object-count="57"/>
  </office:meta>
</office:document-meta>
</file>